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073cm" fo:min-width="5.61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291cm" fo:min-width="5.21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655cm" fo:min-width="5.21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29cm" fo:min-width="5.21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756cm" fo:min-width="5.613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12cm" fo:min-width="4.973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121cm" fo:min-width="5.613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121cm" fo:min-width="2.75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803cm" fo:min-width="3.391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438cm" fo:min-width="3.708cm"/>
      <style:paragraph-properties style:writing-mode="lr-tb"/>
    </style:style>
    <style:style style:name="gr11" style:family="graphic" style:parent-style-name="objectwithoutfill">
      <style:graphic-properties draw:marker-end="Arrowheads_20_1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.767cm" fo:min-width="0.768cm"/>
    </style:style>
    <style:style style:name="gr13" style:family="graphic" style:parent-style-name="objectwithoutfill">
      <style:graphic-properties draw:marker-end="Arrowheads_20_2" draw:marker-end-width="0.3cm" draw:fill="none" draw:textarea-vertical-align="middle"/>
    </style:style>
    <style:style style:name="gr14" style:family="graphic" style:parent-style-name="objectwithoutfill">
      <style:graphic-properties draw:marker-end="Arrowheads_20_4" draw:marker-end-width="0.3cm" draw:fill="none" draw:textarea-vertical-align="middle"/>
    </style:style>
    <style:style style:name="gr15" style:family="graphic" style:parent-style-name="objectwithoutfill">
      <style:graphic-properties draw:marker-end="Arrowheads_20_5" draw:marker-end-width="0.3cm" draw:fill="none" draw:textarea-vertical-align="middle"/>
    </style:style>
    <style:style style:name="gr16" style:family="graphic" style:parent-style-name="objectwithoutfill">
      <style:graphic-properties draw:marker-end="Arrowheads_20_7" draw:marker-end-width="0.3cm" draw:fill="none" draw:textarea-vertical-align="middle"/>
    </style:style>
    <style:style style:name="gr17" style:family="graphic" style:parent-style-name="objectwithoutfill">
      <style:graphic-properties draw:marker-end="Arrowheads_20_29" draw:marker-end-width="0.3cm" draw:fill="none" draw:textarea-vertical-align="middle"/>
    </style:style>
    <style:style style:name="gr18" style:family="graphic" style:parent-style-name="objectwithoutfill">
      <style:graphic-properties draw:marker-end="Arrowheads_20_34" draw:marker-end-width="0.3cm" draw:fill="none" draw:textarea-vertical-align="middle"/>
    </style:style>
    <style:style style:name="gr19" style:family="graphic" style:parent-style-name="objectwithoutfill">
      <style:graphic-properties draw:marker-end="Arrowheads_20_35" draw:marker-end-width="0.3cm" draw:fill="none" draw:textarea-vertical-align="middle"/>
    </style:style>
    <style:style style:name="gr20" style:family="graphic" style:parent-style-name="objectwithoutfill">
      <style:graphic-properties draw:marker-end="Arrowheads_20_36" draw:marker-end-width="0.3cm" draw:fill="none" draw:textarea-vertical-align="middle"/>
    </style:style>
    <style:style style:name="gr21" style:family="graphic" style:parent-style-name="objectwithoutfill">
      <style:graphic-properties draw:marker-end="Arrowheads_20_37" draw:marker-end-width="0.3cm" draw:fill="none" draw:textarea-vertical-align="middle"/>
    </style:style>
    <style:style style:name="gr22" style:family="graphic" style:parent-style-name="objectwithoutfill">
      <style:graphic-properties draw:marker-end="Arrowheads_20_38" draw:marker-end-width="0.3cm" draw:fill="none" draw:textarea-vertical-align="middle"/>
    </style:style>
    <style:style style:name="gr23" style:family="graphic" style:parent-style-name="objectwithoutfill">
      <style:graphic-properties draw:marker-end="Arrowheads_20_39" draw:marker-end-width="0.3cm" draw:fill="none" draw:textarea-vertical-align="middle"/>
    </style:style>
    <style:style style:name="gr24" style:family="graphic" style:parent-style-name="objectwithoutfill">
      <style:graphic-properties draw:marker-end="Arrowheads_20_40" draw:marker-end-width="0.3cm" draw:fill="none" draw:textarea-vertical-align="middle"/>
    </style:style>
    <style:style style:name="gr25" style:family="graphic" style:parent-style-name="objectwithoutfill">
      <style:graphic-properties draw:marker-end="Arrowheads_20_41" draw:marker-end-width="0.3cm" draw:fill="none" draw:textarea-vertical-align="middle"/>
    </style:style>
    <style:style style:name="gr26" style:family="graphic" style:parent-style-name="objectwithoutfill">
      <style:graphic-properties draw:marker-end="Arrowheads_20_42" draw:marker-end-width="0.3cm" draw:fill="none" draw:textarea-vertical-align="middle"/>
    </style:style>
    <style:style style:name="gr27" style:family="graphic" style:parent-style-name="objectwithoutfill">
      <style:graphic-properties draw:marker-end="Arrowheads_20_43" draw:marker-end-width="0.3cm" draw:fill="none" draw:textarea-vertical-align="middle"/>
    </style:style>
    <style:style style:name="gr28" style:family="graphic" style:parent-style-name="standard">
      <style:graphic-properties draw:stroke="none" draw:stroke-dash="Long_20_Dot" draw:fill="none" draw:textarea-horizontal-align="justify" draw:textarea-vertical-align="middle" draw:auto-grow-height="false" fo:min-height="1.485cm" fo:min-width="19.265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justify" draw:textarea-vertical-align="middle" draw:auto-grow-height="false" fo:min-height="0.533cm" fo:min-width="3.613cm"/>
      <style:paragraph-properties style:writing-mode="lr-tb"/>
    </style:style>
    <style:style style:name="gr30" style:family="graphic" style:parent-style-name="standard">
      <style:graphic-properties draw:fill="solid" draw:fill-color="#dee7e5" draw:textarea-horizontal-align="justify" draw:textarea-vertical-align="middle" draw:auto-grow-height="false" fo:min-height="0.756cm" fo:min-width="8.376cm"/>
      <style:paragraph-properties style:writing-mode="lr-tb"/>
    </style:style>
    <style:style style:name="P1" style:family="paragraph">
      <style:paragraph-properties fo:text-align="end" style:writing-mode="lr-tb"/>
      <style:text-properties fo:font-size="14pt"/>
    </style:style>
    <style:style style:name="P2" style:family="paragraph">
      <style:paragraph-properties fo:text-align="center" style:writing-mode="lr-tb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4" style:family="paragraph">
      <style:paragraph-properties fo:text-align="start" style:writing-mode="lr-tb"/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/>
    </style:style>
    <style:style style:name="P6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4pt"/>
    </style:style>
    <style:style style:name="P7" style:family="paragraph">
      <style:paragraph-properties fo:text-align="center" style:writing-mode="lr-tb"/>
      <style:text-properties fo:font-size="12pt"/>
    </style:style>
    <style:style style:name="P8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2pt"/>
    </style:style>
    <style:style style:name="P9" style:family="paragraph">
      <style:paragraph-properties fo:text-align="justify" style:writing-mode="lr-tb"/>
      <style:text-properties fo:font-size="14pt"/>
    </style:style>
    <style:style style:name="P10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4pt" fo:font-weight="bold"/>
    </style:style>
    <style:style style:name="P11" style:family="paragraph">
      <style:paragraph-properties fo:text-align="center" style:writing-mode="lr-tb"/>
      <style:text-properties fo:font-size="14pt" fo:font-weight="bold"/>
    </style:style>
    <style:style style:name="P12" style:family="paragraph">
      <style:paragraph-properties fo:text-align="end" style:writing-mode="lr-tb"/>
      <style:text-properties fo:font-size="12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style:paragraph-properties fo:text-align="center" style:writing-mode="lr-tb"/>
    </style:style>
    <style:style style:name="P16" style:family="paragraph">
      <loext:graphic-properties draw:fill="none"/>
      <style:paragraph-properties fo:text-align="center" style:writing-mode="lr-tb"/>
    </style:style>
    <style:style style:name="P17" style:family="paragraph">
      <style:paragraph-properties fo:text-align="end" style:writing-mode="lr-tb"/>
      <style:text-properties fo:font-size="10pt"/>
    </style:style>
    <style:style style:name="P18" style:family="paragraph">
      <loext:graphic-properties draw:fill="none"/>
      <style:paragraph-properties fo:text-align="center" style:writing-mode="lr-tb"/>
      <style:text-properties fo:font-size="10pt"/>
    </style:style>
    <style:style style:name="P19" style:family="paragraph">
      <style:paragraph-properties fo:text-align="center" style:writing-mode="lr-tb"/>
      <style:text-properties fo:font-size="10pt"/>
    </style:style>
    <style:style style:name="P20" style:family="paragraph">
      <loext:graphic-properties draw:fill="solid" draw:fill-color="#dee7e5"/>
      <style:paragraph-properties fo:text-align="center" style:writing-mode="lr-tb"/>
      <style:text-properties fo:font-size="10pt"/>
    </style:style>
    <style:style style:name="T1" style:family="text">
      <style:text-properties fo:font-size="8pt" fo:font-style="italic" fo:font-weight="bold"/>
    </style:style>
    <style:style style:name="T2" style:family="text">
      <style:text-properties fo:font-size="8pt"/>
    </style:style>
    <style:style style:name="T3" style:family="text">
      <style:text-properties fo:font-size="8pt" fo:font-weight="bold"/>
    </style:style>
    <style:style style:name="T4" style:family="text">
      <style:text-properties fo:font-size="8pt" fo:font-weight="normal"/>
    </style:style>
    <style:style style:name="T5" style:family="text">
      <style:text-properties fo:font-size="14pt" fo:font-weight="bold"/>
    </style:style>
    <style:style style:name="T6" style:family="text">
      <style:text-properties fo:font-size="14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style:letter-kerning="true" style:font-name-asian="Noto Sans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8pt" fo:font-style="italic" fo:font-weight="normal"/>
    </style:style>
    <style:style style:name="T11" style:family="text">
      <style:text-properties fo:font-size="8pt" fo:font-style="italic"/>
    </style:style>
    <style:style style:name="T12" style:family="text">
      <style:text-properties fo:font-size="7pt" fo:font-style="italic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2pt"/>
    </style:style>
    <style:style style:name="T16" style:family="text">
      <style:text-properties fo:font-size="7pt" fo:font-weight="normal"/>
    </style:style>
    <style:style style:name="T17" style:family="text">
      <style:text-properties fo:font-size="6pt"/>
    </style:style>
    <style:style style:name="T18" style:family="text">
      <style:text-properties fo:font-size="6pt" fo:font-style="italic"/>
    </style:style>
    <style:style style:name="T19" style:family="text">
      <style:text-properties fo:font-size="12pt" fo:font-weight="bold"/>
    </style:style>
    <style:style style:name="T20" style:family="text">
      <style:text-properties fo:font-size="7pt" fo:font-weight="bold"/>
    </style:style>
    <style:style style:name="T21" style:family="text">
      <style:text-properties fo:font-size="7pt"/>
    </style:style>
    <style:style style:name="T22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VCO" draw:style-name="gr1" draw:text-style-name="P2" xml:id="id6" draw:id="id6" draw:layer="layout" svg:width="5.715cm" svg:height="3.175cm" svg:x="1.952cm" svg:y="2.905cm">
          <draw:glue-point draw:id="4" svg:x="2.223cm" svg:y="5cm"/>
          <draw:glue-point draw:id="5" svg:x="-1.665cm" svg:y="5cm"/>
          <draw:glue-point draw:id="6" svg:x="-4.999cm" svg:y="1.665cm"/>
          <text:p text:style-name="P1"><text:span text:style-name="T1">+5 <text:s text:c="2"/>+9 <text:s text:c="2"/>-9</text:span></text:p>
          <text:p text:style-name="P2"><text:span text:style-name="T2"/></text:p>
          <text:p text:style-name="P3"><text:span text:style-name="T3">→ </text:span><text:span text:style-name="T3">CP::</text:span><text:span text:style-name="T4">EXP_VCO_LIN_FM</text:span></text:p>
          <text:p text:style-name="P4"><text:span text:style-name="T3">→ </text:span><text:span text:style-name="T3">CP::</text:span><text:span text:style-name="T2">EXP_VCO_IN</text:span></text:p>
          <text:p text:style-name="P1"><text:span text:style-name="T5">VCO</text:span><text:span text:style-name="T6"> <text:s/></text:span><text:span text:style-name="T2">VCO_OUT → </text:span><text:span text:style-name="T3">CP</text:span></text:p>
          <text:p text:style-name="P3"><text:span text:style-name="T2">→ </text:span><text:span text:style-name="T2">KB_CV</text:span></text:p>
          <text:p text:style-name="P3"><text:span text:style-name="T2"><text:s/></text:span></text:p>
          <text:p text:style-name="P3"><text:span text:style-name="T2"/></text:p>
          <text:p text:style-name="P5"><text:span text:style-name="T7">→ </text:span><text:span text:style-name="T7">VCO_MOD_CV <text:s text:c="4"/>→ <text:s/></text:span><text:span text:style-name="T2">PWM_C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VCO 3" draw:style-name="gr2" draw:text-style-name="P2" xml:id="id9" draw:id="id9" draw:layer="layout" svg:width="5.715cm" svg:height="2.541cm" svg:x="1.952cm" svg:y="11.795cm">
          <text:p text:style-name="P6"><text:span text:style-name="T8">LFO_CV → </text:span><text:span text:style-name="T9">CP <text:s text:c="8"/></text:span><text:span text:style-name="T10">*</text:span><text:span text:style-name="T1"> <text:s text:c="2"/>+9 <text:s text:c="2"/>-9</text:span></text:p>
          <text:p text:style-name="P6"><text:span text:style-name="T11"/></text:p>
          <text:p text:style-name="P2"><text:span text:style-name="T5">LFO</text:span></text:p>
          <text:p text:style-name="P2"><text:span text:style-name="T6"/></text:p>
          <text:p text:style-name="P2"><text:span text:style-name="T2">→ </text:span><text:span text:style-name="T3">CP::</text:span><text:span text:style-name="T2"> LFO_CV_IN</text:span></text:p>
          <draw:enhanced-geometry svg:viewBox="0 0 21600 21600" draw:type="rectangle" draw:enhanced-path="M 0 0 L 21600 0 21600 21600 0 21600 0 0 Z N"/>
        </draw:custom-shape>
        <draw:custom-shape draw:name="VCO 4" draw:style-name="gr3" draw:text-style-name="P7" xml:id="id10" draw:id="id10" draw:layer="layout" svg:width="5.715cm" svg:height="1.905cm" svg:x="1.952cm" svg:y="7.667cm">
          <draw:glue-point draw:id="4" svg:x="2.223cm" svg:y="5.002cm"/>
          <draw:glue-point draw:id="5" svg:x="-2.22cm" svg:y="5.002cm"/>
          <draw:glue-point draw:id="6" svg:x="2.223cm" svg:y="-4.997cm"/>
          <draw:glue-point draw:id="7" svg:x="-1.665cm" svg:y="-4.997cm"/>
          <text:p text:style-name="P7"><text:span text:style-name="T2">VCO_MOD <text:s text:c="7"/>PWM</text:span></text:p>
          <text:p text:style-name="P8"><text:span text:style-name="T1">+5 <text:s text:c="2"/>+9 <text:s text:c="2"/>-9</text:span></text:p>
          <text:p text:style-name="P7"><text:span text:style-name="T5">VCO MOD</text:span></text:p>
          <text:p text:style-name="P7"><text:span text:style-name="T2"/></text:p>
          <text:p text:style-name="P7"><text:span text:style-name="T2">LFO <text:s text:c="3"/></text:span><text:span text:style-name="T12">&lt; SOURCE &gt;</text:span><text:span text:style-name="T2"> <text:s/>EG</text:span></text:p>
          <draw:enhanced-geometry svg:viewBox="0 0 21600 21600" draw:extrusion="false" draw:extrusion-skew="50 -135" draw:type="rectangle" draw:enhanced-path="M 0 0 L 21600 0 21600 21600 0 21600 0 0 Z N"/>
        </draw:custom-shape>
        <draw:custom-shape draw:name="VCO 5" draw:style-name="gr4" draw:text-style-name="P2" xml:id="id8" draw:id="id8" draw:layer="layout" svg:width="5.715cm" svg:height="2.54cm" svg:x="8.937cm" svg:y="11.795cm">
          <draw:glue-point draw:id="4" svg:x="2.223cm" svg:y="5cm"/>
          <draw:glue-point draw:id="5" svg:x="-2.22cm" svg:y="5cm"/>
          <text:p text:style-name="P6"><text:span text:style-name="T7">EG </text:span><text:span text:style-name="T8">→ </text:span><text:span text:style-name="T9">CP <text:s text:c="11"/></text:span><text:span text:style-name="T10">*</text:span><text:span text:style-name="T1"> <text:s text:c="2"/>+9 <text:s text:c="2"/>-9</text:span></text:p>
          <text:p text:style-name="P6"><text:span text:style-name="T11"/></text:p>
          <text:p text:style-name="P1"><text:span text:style-name="T6"><text:s text:c="10"/></text:span><text:span text:style-name="T5">EG</text:span><text:span text:style-name="T6"> <text:s text:c="8"/></text:span><text:span text:style-name="T2">VCA_CV</text:span></text:p>
          <text:p text:style-name="P2"><text:span text:style-name="T2"/></text:p>
          <text:p text:style-name="P2"><text:span text:style-name="T2"/></text:p>
          <text:p text:style-name="P2"><text:span text:style-name="T2">TRIG <text:s text:c="22"/>GATE</text:span></text:p>
          <draw:enhanced-geometry svg:viewBox="0 0 21600 21600" draw:type="rectangle" draw:enhanced-path="M 0 0 L 21600 0 21600 21600 0 21600 0 0 Z N"/>
        </draw:custom-shape>
        <draw:custom-shape draw:name="VCO 6" draw:style-name="gr5" draw:text-style-name="P7" xml:id="id11" draw:id="id11" draw:layer="layout" svg:width="5.715cm" svg:height="2.858cm" svg:x="1.952cm" svg:y="17.192cm">
          <draw:glue-point draw:id="4" svg:x="5cm" svg:y="1.665cm"/>
          <draw:glue-point draw:id="5" svg:x="5cm" svg:y="3.887cm"/>
          <text:p text:style-name="P7"><text:span text:style-name="T2"/></text:p>
          <text:p text:style-name="P8"><text:span text:style-name="T1">+5 <text:s text:c="2"/>+9 <text:s text:c="2"/>-9</text:span></text:p>
          <text:p text:style-name="P7"><text:span text:style-name="T2"/></text:p>
          <text:p text:style-name="P7"><text:span text:style-name="T2"/></text:p>
          <text:p text:style-name="P8"><text:span text:style-name="T13">KB/MIDI</text:span><text:span text:style-name="T14"> <text:s text:c="2"/></text:span><text:span text:style-name="T2">KB_CV → <text:s/></text:span><text:span text:style-name="T3">CP</text:span></text:p>
          <text:p text:style-name="P8"><text:span text:style-name="T7"/></text:p>
          <text:p text:style-name="P8"><text:span text:style-name="T7"><text:s/></text:span><text:span text:style-name="T7">TRIG</text:span><text:span text:style-name="T8"> </text:span></text:p>
          <text:p text:style-name="P8"><text:span text:style-name="T14"><text:s/></text:span><text:span text:style-name="T4">GATE</text:span><text:span text:style-name="T3"> → <text:s/>CP</text:span></text:p>
          <text:p text:style-name="P7"><text:span text:style-name="T15"/></text:p>
          <draw:enhanced-geometry svg:viewBox="0 0 21600 21600" draw:type="rectangle" draw:enhanced-path="M 0 0 L 21600 0 21600 21600 0 21600 0 0 Z N"/>
        </draw:custom-shape>
        <draw:custom-shape draw:name="VCO 7" draw:style-name="gr6" draw:text-style-name="P4" xml:id="id1" draw:id="id1" draw:layer="layout" svg:width="5.075cm" svg:height="2.222cm" svg:x="17.515cm" svg:y="3.41cm">
          <draw:glue-point draw:id="4" svg:x="2.284cm" svg:y="5.004cm"/>
          <text:p text:style-name="P6"><text:span text:style-name="T7">→ </text:span><text:span text:style-name="T9">CP</text:span><text:span text:style-name="T7">:: EXP_VCA_CV <text:s text:c="9"/></text:span><text:span text:style-name="T10">*</text:span><text:span text:style-name="T1"> <text:s text:c="3"/>+9 <text:s text:c="2"/>-9</text:span></text:p>
          <text:p text:style-name="P2"><text:span text:style-name="T4"/></text:p>
          <text:p text:style-name="P4"><text:span text:style-name="T4">→ </text:span><text:span text:style-name="T4">COW_MIX </text:span><text:span text:style-name="T5"><text:s/>VCA </text:span><text:span text:style-name="T16">AUDIO_OUT_TS</text:span></text:p>
          <text:p text:style-name="P2"><text:span text:style-name="T2"/></text:p>
          <text:p text:style-name="P2"><text:span text:style-name="T2">ON <text:s/></text:span><text:span text:style-name="T17">&lt; </text:span><text:span text:style-name="T18">MODE</text:span><text:span text:style-name="T17">&gt; </text:span><text:span text:style-name="T2"><text:s/>→ VCA_CV</text:span><text:span text:style-name="T3">(EG)</text:span></text:p>
          <draw:enhanced-geometry svg:viewBox="0 0 21600 21600" draw:type="rectangle" draw:enhanced-path="M 0 0 L 21600 0 21600 21600 0 21600 0 0 Z N"/>
        </draw:custom-shape>
        <draw:custom-shape draw:name="VCO 8" draw:style-name="gr7" draw:text-style-name="P1" draw:layer="layout" svg:width="5.715cm" svg:height="2.223cm" svg:x="16.875cm" svg:y="16.875cm">
          <text:p text:style-name="P1"><text:span text:style-name="T2">+5V <text:s/>→</text:span></text:p>
          <text:p text:style-name="P9"><text:span text:style-name="T2">→ </text:span><text:span text:style-name="T2">3.7V BATT</text:span><text:span text:style-name="T6"> <text:s/>PWR <text:s text:c="7"/></text:span><text:span text:style-name="T2">+9VDC → </text:span></text:p>
          <text:p text:style-name="P1"><text:span text:style-name="T2"><text:s/></text:span><text:span text:style-name="T6"><text:s/></text:span><text:span text:style-name="T2"><text:s/></text:span><text:span text:style-name="T2">-9VDC →</text:span></text:p>
          <text:p text:style-name="P6"><text:span text:style-name="T7">3.7V </text:span><text:span text:style-name="T2">→</text:span></text:p>
          <draw:enhanced-geometry svg:viewBox="0 0 21600 21600" draw:type="rectangle" draw:enhanced-path="M 0 0 L 21600 0 21600 21600 0 21600 0 0 Z N"/>
        </draw:custom-shape>
        <draw:custom-shape draw:name="VCO 9" draw:style-name="gr8" draw:text-style-name="P2" xml:id="id2" draw:id="id2" draw:layer="layout" svg:width="2.858cm" svg:height="2.223cm" svg:x="23.542cm" svg:y="3.409cm">
          <text:p text:style-name="P6"><text:span text:style-name="T1"><text:s/></text:span><text:span text:style-name="T1">+3.7</text:span></text:p>
          <text:p text:style-name="P2"><text:span text:style-name="T6">SPKR</text:span></text:p>
          <text:p text:style-name="P2"><text:span text:style-name="T6">AMP</text:span></text:p>
          <text:p text:style-name="P2"><text:span text:style-name="T6"/></text:p>
          <draw:enhanced-geometry svg:viewBox="0 0 21600 21600" draw:type="rectangle" draw:enhanced-path="M 0 0 L 21600 0 21600 21600 0 21600 0 0 Z N"/>
        </draw:custom-shape>
        <draw:custom-shape draw:name="VCO 10" draw:style-name="gr9" draw:text-style-name="P11" xml:id="id3" draw:id="id3" draw:layer="layout" svg:width="3.493cm" svg:height="1.905cm" svg:x="15.922cm" svg:y="7.667cm">
          <text:p text:style-name="P10"><text:span text:style-name="T10">*</text:span><text:span text:style-name="T1"> <text:s text:c="2"/>+9 <text:s text:c="2"/>-9</text:span></text:p>
          <text:p text:style-name="P10"><text:span text:style-name="T1"/></text:p>
          <text:p text:style-name="P11"><text:span text:style-name="T5">COW</text:span></text:p>
          <text:p text:style-name="P11"><text:span text:style-name="T3"/></text:p>
          <text:p text:style-name="P11"><text:span text:style-name="T3"/></text:p>
          <draw:enhanced-geometry svg:viewBox="0 0 21600 21600" draw:type="rectangle" draw:enhanced-path="M 0 0 L 21600 0 21600 21600 0 21600 0 0 Z N"/>
        </draw:custom-shape>
        <draw:custom-shape draw:name="VCO 11" draw:style-name="gr10" draw:text-style-name="P7" draw:layer="layout" svg:width="3.81cm" svg:height="2.54cm" svg:x="22.59cm" svg:y="11.795cm">
          <text:p text:style-name="P12"><text:span text:style-name="T2">* <text:s text:c="4"/>* <text:s text:c="4"/>*</text:span></text:p>
          <text:p text:style-name="P7"><text:span text:style-name="T15">CV</text:span><text:span text:style-name="T15"><text:line-break/></text:span><text:span text:style-name="T15">PANEL</text:span></text:p>
          <text:p text:style-name="P7"><text:span text:style-name="T15">( </text:span><text:span text:style-name="T19">CP</text:span><text:span text:style-name="T15"> )</text:span></text:p>
          <text:p text:style-name="P7"><text:span text:style-name="T15"/></text:p>
          <draw:enhanced-geometry svg:viewBox="0 0 21600 21600" draw:type="rectangle" draw:enhanced-path="M 0 0 L 21600 0 21600 21600 0 21600 0 0 Z N"/>
        </draw:custom-shape>
        <draw:connector draw:style-name="gr11" draw:text-style-name="P13" draw:layer="layout" svg:x1="22.59cm" svg:y1="4.521cm" svg:x2="23.542cm" svg:y2="4.52cm" draw:start-shape="id1" draw:start-glue-point="1" draw:end-shape="id2" draw:end-glue-point="3" svg:d="M22590 4521h476v-1h476" svg:viewBox="0 0 953 2">
          <text:p/>
        </draw:connector>
        <draw:custom-shape draw:style-name="gr12" draw:text-style-name="P14" xml:id="id4" draw:id="id4" draw:layer="layout" svg:width="1.218cm" svg:height="1.217cm" svg:x="15.657cm" svg:y="3.92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13" draw:text-style-name="P13" draw:layer="layout" svg:x1="17.668cm" svg:y1="7.667cm" svg:x2="16.266cm" svg:y2="5.142cm" draw:start-shape="id3" draw:start-glue-point="0" draw:end-shape="id4" draw:end-glue-point="8" svg:d="M17668 7667v-1263h-1402v-1262" svg:viewBox="0 0 1403 2526">
          <text:p/>
        </draw:connector>
        <draw:connector draw:style-name="gr14" draw:text-style-name="P13" draw:layer="layout" svg:x1="14.652cm" svg:y1="4.492cm" svg:x2="15.657cm" svg:y2="4.534cm" draw:start-shape="id5" draw:start-glue-point="1" draw:end-shape="id4" draw:end-glue-point="6" svg:d="M14652 4492h502v42h503" svg:viewBox="0 0 1006 43">
          <text:p/>
        </draw:connector>
        <draw:connector draw:style-name="gr15" draw:text-style-name="P13" draw:layer="layout" svg:x1="7.667cm" svg:y1="4.492cm" svg:x2="8.937cm" svg:y2="4.492cm" draw:start-shape="id6" draw:start-glue-point="1" draw:end-shape="id5" draw:end-glue-point="3" svg:d="M7667 4492h1270" svg:viewBox="0 0 1271 1">
          <text:p/>
        </draw:connector>
        <draw:connector draw:style-name="gr16" draw:text-style-name="P13" draw:layer="layout" svg:x1="11.809cm" svg:y1="7.667cm" svg:x2="11.794cm" svg:y2="6.08cm" draw:start-shape="id7" draw:start-glue-point="0" draw:end-shape="id5" draw:end-glue-point="2" svg:d="M11809 7667v-794h-15v-793" svg:viewBox="0 0 16 1588">
          <text:p/>
        </draw:connector>
        <draw:connector draw:style-name="gr17" draw:text-style-name="P13" draw:layer="layout" svg:x1="14.652cm" svg:y1="13.065cm" svg:x2="21.211cm" svg:y2="5.632cm" draw:start-shape="id8" draw:start-glue-point="1" draw:end-shape="id1" draw:end-glue-point="4" svg:d="M14652 13065h6559v-7433" svg:viewBox="0 0 6560 7434">
          <text:p/>
        </draw:connector>
        <draw:custom-shape draw:name="VCO 1" draw:style-name="gr1" draw:text-style-name="P4" xml:id="id5" draw:id="id5" draw:layer="layout" svg:width="5.715cm" svg:height="3.175cm" svg:x="8.937cm" svg:y="2.905cm">
          <text:p text:style-name="P6"><text:span text:style-name="T10">*</text:span><text:span text:style-name="T1"> <text:s text:c="3"/>+9 <text:s text:c="2"/>-9</text:span></text:p>
          <text:p text:style-name="P4"><text:span text:style-name="T20">→ </text:span><text:span text:style-name="T20">CP:</text:span><text:span text:style-name="T21">:EXP_VCF_CV</text:span></text:p>
          <text:p text:style-name="P3"><text:span text:style-name="T20">→ </text:span><text:span text:style-name="T20">CP::</text:span><text:span text:style-name="T21">EXP_VCF_LIN_FM</text:span></text:p>
          <text:p text:style-name="P3"><text:span text:style-name="T21"/></text:p>
          <text:p text:style-name="P4"><text:span text:style-name="T2">→ </text:span><text:span text:style-name="T2">VCO_OUT <text:s text:c="2"/></text:span><text:span text:style-name="T5">VCF</text:span><text:span text:style-name="T6"> <text:s text:c="2"/></text:span><text:span text:style-name="T2">VCF_OUT → </text:span><text:span text:style-name="T3">CP</text:span></text:p>
          <text:p text:style-name="P3"><text:span text:style-name="T20">→ </text:span><text:span text:style-name="T20">CP::</text:span><text:span text:style-name="T21">VCF_IN</text:span></text:p>
          <text:p text:style-name="P3"><text:span text:style-name="T21"/></text:p>
          <text:p text:style-name="P3"><text:span text:style-name="T21"/></text:p>
          <text:p text:style-name="P3"><text:span text:style-name="T21"/></text:p>
          <text:p text:style-name="P5"><text:span text:style-name="T2">→ <text:s/></text:span><text:span text:style-name="T2">VCF_M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VCO 2" draw:style-name="gr3" draw:text-style-name="P7" xml:id="id7" draw:id="id7" draw:layer="layout" svg:width="5.715cm" svg:height="1.905cm" svg:x="8.952cm" svg:y="7.667cm">
          <draw:glue-point draw:id="4" svg:x="2.752cm" svg:y="5.002cm"/>
          <draw:glue-point draw:id="5" svg:x="-2.803cm" svg:y="5.002cm"/>
          <text:p text:style-name="P7"><text:span text:style-name="T2">VCF_MOD </text:span></text:p>
          <text:p text:style-name="P8"><text:span text:style-name="T10">*</text:span><text:span text:style-name="T1"> <text:s text:c="2"/>+9 <text:s text:c="2"/>-9</text:span></text:p>
          <text:p text:style-name="P7"><text:span text:style-name="T5">VCF MOD</text:span></text:p>
          <text:p text:style-name="P7"><text:span text:style-name="T2"/></text:p>
          <text:p text:style-name="P7"><text:span text:style-name="T2">LFO <text:s text:c="8"/></text:span><text:span text:style-name="T12">&lt; SOURCE &gt;</text:span><text:span text:style-name="T2"> <text:s text:c="6"/>EG</text:span></text:p>
          <draw:enhanced-geometry svg:viewBox="0 0 21600 21600" draw:type="rectangle" draw:enhanced-path="M 0 0 L 21600 0 21600 21600 0 21600 0 0 Z N"/>
        </draw:custom-shape>
        <draw:connector draw:style-name="gr18" draw:text-style-name="P13" draw:layer="layout" draw:line-skew="0.477cm" svg:x1="4.809cm" svg:y1="11.795cm" svg:x2="3.541cm" svg:y2="9.571cm" draw:start-shape="id9" draw:start-glue-point="0" draw:end-shape="id10" draw:end-glue-point="5" svg:d="M4809 11795v-635h-1268v-1589" svg:viewBox="0 0 1269 2225">
          <text:p/>
        </draw:connector>
        <draw:connector draw:style-name="gr19" draw:text-style-name="P13" draw:layer="layout" draw:line-skew="-0.158cm" svg:x1="11.794cm" svg:y1="11.795cm" svg:x2="13.381cm" svg:y2="9.571cm" draw:start-shape="id8" draw:start-glue-point="0" draw:end-shape="id7" draw:end-glue-point="4" svg:d="M11794 11795v-1270h1587v-954" svg:viewBox="0 0 1588 2225">
          <text:p/>
        </draw:connector>
        <draw:connector draw:style-name="gr20" draw:text-style-name="P13" draw:layer="layout" draw:line-skew="0.477cm" svg:x1="4.809cm" svg:y1="11.795cm" svg:x2="10.208cm" svg:y2="9.571cm" draw:start-shape="id9" draw:start-glue-point="0" draw:end-shape="id7" draw:end-glue-point="5" svg:d="M4809 11795v-635h5399v-1589" svg:viewBox="0 0 5400 2225">
          <text:p/>
        </draw:connector>
        <draw:connector draw:style-name="gr21" draw:text-style-name="P13" draw:layer="layout" draw:line-skew="-0.158cm" svg:x1="11.794cm" svg:y1="11.795cm" svg:x2="6.079cm" svg:y2="9.571cm" draw:start-shape="id8" draw:start-glue-point="0" draw:end-shape="id10" draw:end-glue-point="4" svg:d="M11794 11795v-1270h-5715v-954" svg:viewBox="0 0 5716 2225">
          <text:p/>
        </draw:connector>
        <draw:connector draw:style-name="gr22" draw:text-style-name="P13" draw:layer="layout" svg:x1="3.858cm" svg:y1="7.668cm" svg:x2="3.858cm" svg:y2="6.079cm" draw:start-shape="id10" draw:start-glue-point="7" draw:end-shape="id6" draw:end-glue-point="5" svg:d="M3858 7668v-1589" svg:viewBox="0 0 1 1590">
          <text:p/>
        </draw:connector>
        <draw:connector draw:style-name="gr23" draw:text-style-name="P13" draw:layer="layout" svg:x1="6.079cm" svg:y1="7.668cm" svg:x2="6.079cm" svg:y2="6.079cm" draw:start-shape="id10" draw:start-glue-point="6" draw:end-shape="id6" draw:end-glue-point="4" svg:d="M6079 7668v-1589" svg:viewBox="0 0 1 1590">
          <text:p/>
        </draw:connector>
        <draw:connector draw:style-name="gr24" draw:text-style-name="P13" draw:layer="layout" draw:line-skew="0cm 4.287cm" svg:x1="7.667cm" svg:y1="18.621cm" svg:x2="1.953cm" svg:y2="5.02cm" draw:start-shape="id11" draw:start-glue-point="1" draw:end-shape="id6" draw:end-glue-point="6" svg:d="M7667 18621h500v-2698h-6717v-10903h503" svg:viewBox="0 0 6718 13602">
          <text:p/>
        </draw:connector>
        <draw:connector draw:style-name="gr25" draw:text-style-name="P13" draw:layer="layout" svg:x1="7.666cm" svg:y1="19.731cm" svg:x2="13.064cm" svg:y2="14.335cm" draw:start-shape="id11" draw:start-glue-point="5" draw:end-shape="id8" draw:end-glue-point="4" svg:d="M7666 19731h5398v-5396" svg:viewBox="0 0 5399 5397">
          <text:p/>
        </draw:connector>
        <draw:connector draw:style-name="gr26" draw:text-style-name="P13" draw:layer="layout" svg:x1="7.666cm" svg:y1="19.096cm" svg:x2="10.526cm" svg:y2="14.335cm" draw:start-shape="id11" draw:start-glue-point="4" draw:end-shape="id8" draw:end-glue-point="5" svg:d="M7666 19096h2860v-4761" svg:viewBox="0 0 2861 4762">
          <text:p/>
        </draw:connector>
        <draw:connector draw:style-name="gr27" draw:text-style-name="P13" draw:layer="layout" svg:x1="16.875cm" svg:y1="4.534cm" svg:x2="17.515cm" svg:y2="4.521cm" draw:start-shape="id4" draw:start-glue-point="10" draw:end-shape="id1" draw:end-glue-point="3" svg:d="M16875 4534h320v-13h320" svg:viewBox="0 0 641 14">
          <text:p/>
        </draw:connector>
        <draw:custom-shape draw:style-name="gr28" draw:text-style-name="P16" draw:layer="layout" svg:width="19.367cm" svg:height="1.587cm" svg:x="4.81cm" svg:y="1cm">
          <text:p text:style-name="P15">Zodiac Synthesizer – Block Diagram</text:p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3.715cm" svg:height="0.635cm" svg:x="23.225cm" svg:y="1cm">
          <text:p text:style-name="P17"><text:span text:style-name="T22">2022-06-02</text:span></text:p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8.478cm" svg:height="0.858cm" svg:x="18.462cm" svg:y="19.732cm">
          <text:p text:style-name="P19"><text:span text:style-name="T22">By Circuit Monkey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29" draw:display-name="Arrowheads 29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051cm" fo:padding-bottom="0.051cm" fo:padding-left="0.051cm" fo:padding-right="0.05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6-02T09:48:43.265997938</meta:creation-date>
    <dc:date>2022-06-26T17:18:11.810705978</dc:date>
    <meta:editing-duration>PT2H52M41S</meta:editing-duration>
    <meta:editing-cycles>9</meta:editing-cycles>
    <meta:generator>LibreOffice/7.2.5.2$MacOSX_X86_64 LibreOffice_project/499f9727c189e6ef3471021d6132d4c694f357e5</meta:generator>
    <meta:document-statistic meta:object-count="32"/>
  </office:meta>
</office:document-meta>
</file>